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T1" style:family="text">
      <style:text-properties officeooo:rsid="00190b09"/>
    </style:style>
    <style:style style:name="T2" style:family="text">
      <style:text-properties officeooo:rsid="001a4f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opyright <text:span text:style-name="T2">(c)</text:span> <text:span text:style-name="T1">2013 Dave Hughes &lt;</text:span><text:a xlink:type="simple" xlink:href="mailto:dave@waveform.org.uk"><text:span text:style-name="T1">dave@waveform.org.uk</text:span></text:a><text:span text:style-name="T1">&gt;</text:span></text:p>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Hughes</meta:initial-creator>
    <meta:creation-date>2013-04-23T02:41:18</meta:creation-date>
    <dc:date>2013-04-23T02:45:08</dc:date>
    <dc:creator>Dave Hughes</dc:creator>
    <meta:editing-duration>PT27S</meta:editing-duration>
    <meta:editing-cycles>3</meta:editing-cycles>
    <meta:generator>LibreOffice/3.6$Linux_X86_64 LibreOffice_project/360m1$Build-2</meta:generator>
    <meta:document-statistic meta:table-count="0" meta:image-count="0" meta:object-count="0" meta:page-count="1" meta:paragraph-count="4" meta:word-count="168" meta:character-count="1071" meta:non-whitespace-character-count="907"/>
  </office:meta>
</office:document-meta>
</file>